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rsid="0004269d" officeooo:paragraph-rsid="0004269d"/>
    </style:style>
    <style:style style:name="P3" style:family="paragraph" style:parent-style-name="Standard" style:master-page-name="Standard">
      <style:paragraph-properties fo:margin-top="0cm" fo:margin-bottom="0cm" loext:contextual-spacing="false" style:page-number="1"/>
    </style:style>
    <style:style style:name="P4" style:family="paragraph" style:parent-style-name="Standard" style:list-style-name="WWNum3">
      <style:paragraph-properties fo:margin-left="1.27cm" fo:margin-right="0cm" fo:margin-top="0cm" fo:margin-bottom="0cm" loext:contextual-spacing="true" fo:text-indent="-0.635cm" style:auto-text-indent="false"/>
    </style:style>
    <style:style style:name="P5" style:family="paragraph" style:parent-style-name="Standard" style:list-style-name="WWNum4">
      <style:paragraph-properties fo:margin-left="1.27cm" fo:margin-right="0cm" fo:margin-top="0cm" fo:margin-bottom="0cm" loext:contextual-spacing="true" fo:text-indent="-0.635cm" style:auto-text-indent="false"/>
    </style:style>
    <style:style style:name="P6" style:family="paragraph" style:parent-style-name="Standard" style:list-style-name="WWNum1">
      <style:paragraph-properties fo:margin-left="1.27cm" fo:margin-right="0cm" fo:margin-top="0cm" fo:margin-bottom="0cm" loext:contextual-spacing="true" fo:text-indent="-0.635cm" style:auto-text-indent="false"/>
    </style:style>
    <style:style style:name="P7" style:family="paragraph" style:parent-style-name="Standard" style:list-style-name="WWNum5">
      <style:paragraph-properties fo:margin-left="1.27cm" fo:margin-right="0cm" fo:margin-top="0cm" fo:margin-bottom="0cm" loext:contextual-spacing="true" fo:text-indent="-0.635cm" style:auto-text-indent="false"/>
    </style:style>
    <style:style style:name="P8" style:family="paragraph" style:parent-style-name="Standard" style:list-style-name="WWNum2">
      <style:paragraph-properties fo:margin-left="1.27cm" fo:margin-right="0cm" fo:margin-top="0cm" fo:margin-bottom="0cm" loext:contextual-spacing="true" fo:text-indent="-0.635cm" style:auto-text-indent="false"/>
    </style:style>
    <style:style style:name="P9" style:family="paragraph" style:parent-style-name="Standard" style:list-style-name="WWNum6">
      <style:paragraph-properties fo:margin-left="1.27cm" fo:margin-right="0cm" fo:margin-top="0cm" fo:margin-bottom="0cm" loext:contextual-spacing="true" fo:text-indent="-0.635cm" style:auto-text-indent="false"/>
    </style:style>
    <style:style style:name="T1" style:family="text">
      <style:text-properties fo:font-style="italic" style:font-style-asian="italic"/>
    </style:style>
    <style:style style:name="T2" style:family="text">
      <style:text-properties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Git es un software de control de versiones que guarda los cambios realizados sobre un archivo o conjunto de archivos, de modo que puedas recuperar versiones específicas más adelante.</text:p>
      <text:p text:style-name="P1"/>
      <text:p text:style-name="P1">Git posee alguna de estas características:</text:p>
      <text:p text:style-name="P1"/>
      <text:list xml:id="list2445891814249307122" text:style-name="WWNum3">
        <text:list-item>
          <text:p text:style-name="P4">Fuerte apoyo al desarrollo no lineal</text:p>
        </text:list-item>
        <text:list-item>
          <text:p text:style-name="P4">Gestión distribuida por el que Git le da a cada programador una copia local del historial del desarrollo entero</text:p>
        </text:list-item>
        <text:list-item>
          <text:p text:style-name="P4">Los almacenes de información pueden publicarse por<text:a xlink:type="simple" xlink:href="https://es.wikipedia.org/wiki/HTTP" text:style-name="Internet_20_link" text:visited-style-name="Visited_20_Internet_20_Link"> HTTP</text:a>,<text:a xlink:type="simple" xlink:href="https://es.wikipedia.org/wiki/File_Transfer_Protocol" text:style-name="Internet_20_link" text:visited-style-name="Visited_20_Internet_20_Link"> FTP</text:a>,<text:a xlink:type="simple" xlink:href="https://es.wikipedia.org/wiki/Rsync" text:style-name="Internet_20_link" text:visited-style-name="Visited_20_Internet_20_Link"> rsync</text:a></text:p>
        </text:list-item>
        <text:list-item>
          <text:p text:style-name="P4">Gestión eficiente de proyectos grandes</text:p>
        </text:list-item>
      </text:list>
      <text:p text:style-name="P1"/>
      <text:p text:style-name="P1">Ademas Git tambien posee algunos comandos para ayudarnos mas con algunas ordenes:</text:p>
      <text:p text:style-name="P1"/>
      <text:list xml:id="list5677900835914489140" text:style-name="WWNum4">
        <text:list-item>
          <text:p text:style-name="P5">git fetch:</text:p>
        </text:list-item>
      </text:list>
      <text:p text:style-name="P1">Descarga los cambios realizados en el repositorio remoto.</text:p>
      <text:p text:style-name="P1"/>
      <text:list xml:id="list4516139795188794507" text:style-name="WWNum1">
        <text:list-item>
          <text:p text:style-name="P6">git pull:</text:p>
        </text:list-item>
      </text:list>
      <text:p text:style-name="P1">Unifica los comandos <text:span text:style-name="T1">fetch</text:span> y <text:span text:style-name="T1">merge</text:span> en un único comando.</text:p>
      <text:p text:style-name="P1"/>
      <text:list xml:id="list2381297942997196272" text:style-name="WWNum5">
        <text:list-item>
          <text:p text:style-name="P7">git commit -am "&lt;mensaje&gt;":</text:p>
        </text:list-item>
      </text:list>
      <text:p text:style-name="P1">Confirma los cambios realizados. El “mensaje” generalmente se usa para asociar al <text:span text:style-name="T1">commit</text:span> una breve descripción de los cambios realizados.</text:p>
      <text:p text:style-name="P1"/>
      <text:list xml:id="list7609876854054600683" text:style-name="WWNum2">
        <text:list-item>
          <text:p text:style-name="P8">git push origin <text:span text:style-name="T1">&lt;nombre_rama&gt;</text:span>:</text:p>
        </text:list-item>
      </text:list>
      <text:p text:style-name="P1">Sube la rama “nombre_rama” al servidor remoto.</text:p>
      <text:p text:style-name="P1"/>
      <text:list xml:id="list7294304497367006384" text:style-name="WWNum6">
        <text:list-item>
          <text:p text:style-name="P9">git status:</text:p>
        </text:list-item>
      </text:list>
      <text:p text:style-name="P1">Muestra el estado actual de la rama, como los cambios que hay sin commitear.</text:p>
      <text:p text:style-name="P1"/>
      <text:p text:style-name="P1"/>
      <text:p text:style-name="P1"/>
      <text:p text:style-name="P1"><text:span text:style-name="T2">GitHub</text:span> una plataforma para alojar proyectos utilizando el sistema de control de versiones de GIT. El código se almacena de forma pública, aunque también se puede hacer de forma privada, creando una cuenta de pago.</text:p>
      <text:p text:style-name="P1"/>
      <text:p text:style-name="P1">Este también permite codigo pero utiliza el de Git</text:p>
      <text:p text:style-name="P2">HOLA H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5T12:14:06.450992235</dc:date>
    <meta:editing-duration>PT22S</meta:editing-duration>
    <meta:editing-cycles>3</meta:editing-cycles>
    <meta:generator>LibreOffice/5.1.6.2$Linux_X86_64 LibreOffice_project/10m0$Build-2</meta:generator>
    <meta:document-statistic meta:table-count="0" meta:image-count="0" meta:object-count="0" meta:page-count="1" meta:paragraph-count="20" meta:word-count="215" meta:character-count="1296" meta:non-whitespace-character-count="1110"/>
  </office:meta>
</office:document-meta>
</file>